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304cd5" style:font-size-asian="10.5pt" style:font-size-complex="10.5pt"/>
    </style:style>
    <style:style style:name="P3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4" style:family="paragraph" style:parent-style-name="UrbanTitle">
      <style:text-properties style:font-name="Arial" fo:font-size="14pt" officeooo:paragraph-rsid="002b785e" style:font-size-asian="14pt" style:font-size-complex="14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ff25c" style:font-size-asian="10.5pt" style:font-size-complex="10.5pt"/>
    </style:style>
    <style:style style:name="P7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8" style:family="paragraph" style:parent-style-name="UrbanBody">
      <style:text-properties style:font-name="Arial" fo:font-size="9pt" fo:font-weight="normal" officeooo:paragraph-rsid="003120c3" style:font-size-asian="9pt" style:font-weight-asian="normal" style:font-size-complex="9pt" style:font-weight-complex="normal"/>
    </style:style>
    <style:style style:name="P9" style:family="paragraph" style:parent-style-name="UrbanBody">
      <style:text-properties style:font-name="Arial" fo:font-size="10pt" style:font-size-asian="10pt" style:font-size-complex="10pt"/>
    </style:style>
    <style:style style:name="P10" style:family="paragraph" style:parent-style-name="UrbanBody">
      <style:text-properties style:font-name="Arial" fo:font-size="10pt" officeooo:paragraph-rsid="0029656a" style:font-size-asian="10pt" style:font-size-complex="10pt"/>
    </style:style>
    <style:style style:name="P11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2" style:family="paragraph" style:parent-style-name="UrbanBody">
      <style:text-properties style:font-name="Arial" fo:font-size="12pt" style:font-size-asian="12pt" style:font-size-complex="12pt"/>
    </style:style>
    <style:style style:name="P13" style:family="paragraph" style:parent-style-name="UrbanBody">
      <style:text-properties style:font-name="Arial" fo:font-size="12pt" officeooo:rsid="00356754" officeooo:paragraph-rsid="00356754" style:font-size-asian="12pt" style:font-size-complex="12pt"/>
    </style:style>
    <style:style style:name="P14" style:family="paragraph" style:parent-style-name="UrbanReferences">
      <style:paragraph-properties fo:padding="0cm" fo:border-left="none" fo:border-right="none" fo:border-top="0.26pt solid #000000" fo:border-bottom="none" style:shadow="none"/>
      <style:text-properties style:font-name="Arial" fo:font-size="9pt" style:font-size-asian="9pt" style:font-size-complex="9pt"/>
    </style:style>
    <style:style style:name="P15" style:family="paragraph" style:parent-style-name="UrbanReferences">
      <style:paragraph-properties fo:padding="0cm" fo:border-left="none" fo:border-right="none" fo:border-top="none" fo:border-bottom="0.26pt solid #000000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16" style:family="paragraph" style:parent-style-name="UrbanTitle2">
      <style:text-properties style:font-name="Arial" fo:font-size="10pt" style:text-underline-style="solid" style:text-underline-width="auto" style:text-underline-color="font-color" fo:font-weight="bold" officeooo:paragraph-rsid="00304cd5" style:font-size-asian="10pt" style:font-weight-asian="bold" style:font-size-complex="10pt" style:font-weight-complex="bold"/>
    </style:style>
    <style:style style:name="P17" style:family="paragraph" style:parent-style-name="Text_20_body">
      <style:paragraph-properties fo:margin-top="0cm" fo:margin-bottom="0cm" loext:contextual-spacing="false"/>
      <style:text-properties style:font-name="Arial" fo:font-size="12pt" fo:language="fr" fo:country="FR" officeooo:rsid="00356754" officeooo:paragraph-rsid="00356754" style:font-size-asian="12pt" style:font-size-complex="12pt"/>
    </style:style>
    <style:style style:name="P18" style:family="paragraph" style:parent-style-name="Text_20_body">
      <style:paragraph-properties fo:margin-left="0cm" fo:margin-right="2.499cm" fo:margin-top="0cm" fo:margin-bottom="0.423cm" loext:contextual-spacing="false" fo:text-align="justify" style:justify-single-word="false" fo:text-indent="0cm" style:auto-text-indent="false"/>
      <style:text-properties style:font-name="Arial" fo:font-size="12pt" fo:language="fr" fo:country="FR" officeooo:paragraph-rsid="00356754" style:font-size-asian="12pt" style:font-size-complex="12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2pt" fo:language="fr" fo:country="FR" officeooo:rsid="00356754" officeooo:paragraph-rsid="00356754" style:font-size-asian="12pt" style:font-size-complex="12pt"/>
    </style:style>
    <style:style style:name="P20" style:family="paragraph" style:parent-style-name="Text_20_body" style:list-style-name="L1" style:master-page-name="">
      <style:paragraph-properties fo:margin-top="0cm" fo:margin-bottom="0cm" loext:contextual-spacing="false" style:page-number="auto"/>
      <style:text-properties style:font-name="Arial" fo:font-size="12pt" fo:language="fr" fo:country="FR" officeooo:paragraph-rsid="00356754" style:font-size-asian="12pt" style:font-size-complex="12pt"/>
    </style:style>
    <style:style style:name="P21" style:family="paragraph" style:parent-style-name="Text_20_body" style:list-style-name="L1">
      <style:paragraph-properties fo:margin-top="0cm" fo:margin-bottom="0cm" loext:contextual-spacing="false"/>
      <style:text-properties style:font-name="Arial" fo:font-size="12pt" fo:language="fr" fo:country="FR" officeooo:paragraph-rsid="00356754" style:font-size-asian="12pt" style:font-size-complex="12pt"/>
    </style:style>
    <style:style style:name="P22" style:family="paragraph" style:parent-style-name="Text_20_body" style:list-style-name="L1">
      <style:paragraph-properties fo:margin-top="0cm" fo:margin-bottom="0cm" loext:contextual-spacing="false"/>
      <style:text-properties style:font-name="Arial" fo:font-size="12pt" fo:language="fr" fo:country="FR" officeooo:rsid="00356754" officeooo:paragraph-rsid="00356754" style:font-size-asian="12pt" style:font-size-complex="12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421265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officeooo:rsid="0022109e"/>
    </style:style>
    <style:style style:name="T7" style:family="text">
      <style:text-properties officeooo:rsid="00261da0"/>
    </style:style>
    <style:style style:name="T8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9" style:family="text">
      <style:text-properties officeooo:rsid="00362119"/>
    </style:style>
    <style:style style:name="T10" style:family="text">
      <style:text-properties officeooo:rsid="00318bbc"/>
    </style:style>
    <style:style style:name="T11" style:family="text">
      <style:text-properties officeooo:rsid="00356754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officeooo:rsid="004457ec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23"><text:span text:style-name="T14">do text</text:span></text:p><text:p text:style-name="P23"><text:span text:style-name="T14">from document(at=header, format='odt')</text:span></text:p></office:annotation><text:span text:style-name="T3">Import depuis header.odt</text:span></text:p></draw:text-box></draw:frame><text:text-input text:description="">tool.getCityName()</text:text-input>, le <text:span text:style-name="T8"><text:text-input text:description="Délivré à xxx le xxx">tool.formatDate(urbanEventObj.getEventDate())</text:text-input></text:span></text:p>
      <text:p text:style-name="P5"/>
      <text:p text:style-name="P5"/>
      <text:p text:style-name="P5"/>
      <text:p text:style-name="P5"><draw:frame draw:style-name="fr2" draw:name="Cadre1" text:anchor-type="paragraph" svg:x="7.77cm" svg:y="0.24cm" svg:width="7.631cm" svg:height="3.237cm" draw:z-index="0"><draw:text-box><text:p text:style-name="P2">S<text:span text:style-name="T6">PW - </text:span>Département des Permis et Autorisations</text:p><text:p text:style-name="P2"><text:span text:style-name="Emphasis"><text:span text:style-name="T1">Avenue Prince de Liège, 15<text:line-break/>5100 </text:span></text:span><text:span text:style-name="Emphasis"><text:span text:style-name="T2">Namur</text:span></text:span></text:p><text:p text:style-name="P16">RECOMMANDÉ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Transmis<text:span text:style-name="T7">sion</text:span> <text:span text:style-name="T11">des pièces pour recours</text:span></text:p>
      <text:p text:style-name="P3"/>
      <text:p text:style-name="P7"/>
      <text:p text:style-name="P8">Agent traitant : <text:span text:style-name="T9"><text:text-input text:description="">self.getFoldermanagers()[0].getName2()</text:text-input></text:span><text:span text:style-name="T9"><text:s/></text:span><text:span text:style-name="T9"><text:text-input text:description="">self.getFoldermanagers()[0].getName1()</text:text-input></text:span></text:p>
      <text:p text:style-name="P14"><text:span text:style-name="T4">Nos références :</text:span> <text:span text:style-name="T5"><text:text-input text:description="">self.getReference()</text:text-input></text:span></text:p>
      <text:p text:style-name="P15">Vos références: <text:span text:style-name="T12"><text:text-input text:description="">self.getReferenceDGATLP()</text:text-input></text:span></text:p>
      <text:p text:style-name="P7"/>
      <text:p text:style-name="P9"><office:annotation><dc:creator>Gauthier Bastien</dc:creator><dc:date>2011-02-16T16:12:24</dc:date><text:p text:style-name="P23"><text:span text:style-name="T16">do text if self.hasMultipleApplicants()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23"><text:span text:style-name="T15">do text if self.hasSingleApplicant()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/text:p>
      <text:p text:style-name="P9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9"/>
      <text:p text:style-name="P12"><text:span text:style-name="T10">Monsieur le Fonctionnaire Technique</text:span>,</text:p>
      <text:p text:style-name="P12"/>
      <text:p text:style-name="P13">Suite à votre courrier du <text:text-input text:description="">licence_view.format_date(self.getLastRecourse().getEventDate())</text:text-input><text:s/>concernant le recours formulé par <text:text-input text:description="">self.getApplicantsSignaletic()</text:text-input>, j'ai l'honneur de vous retourner en annexe, pour suite utile, les documents repris ci-dessous :</text:p>
      <text:p text:style-name="P13"/>
      <text:list xml:id="list1448720649" text:style-name="L1">
        <text:list-item>
          <text:p text:style-name="P20">l’affiche annonçant l’enquête publique ;</text:p>
        </text:list-item>
        <text:list-item>
          <text:p text:style-name="P21">le certificat d’affichage de l’enquête publique ;</text:p>
        </text:list-item>
        <text:list-item>
          <text:p text:style-name="P21">le procès-verbal de clôture de l'enquête publique ;</text:p>
        </text:list-item>
        <text:list-item>
          <text:p text:style-name="P21">une copie des réclamations ;</text:p>
        </text:list-item>
        <text:list-item>
          <text:p text:style-name="P21">la synthèse des objections et observations écrites et orales formulées au cours de l’enquête ;</text:p>
        </text:list-item>
        <text:list-item>
          <text:p text:style-name="P21">l’avis formulé par le Collège au terme de l’enquête ;</text:p>
        </text:list-item>
        <text:list-item>
          <text:p text:style-name="P21">une copie de la décision querellée ;</text:p>
        </text:list-item>
        <text:list-item>
          <text:p text:style-name="P21">le certificat d'affichage de la décision et copie de l'affiche ;</text:p>
        </text:list-item>
        <text:list-item>
          <text:p text:style-name="P22">les recommandés datés de la notification de la décision au Fonctionnaire technique, ainsi qu’au demandeur.</text:p>
        </text:list-item>
      </text:list>
      <text:p text:style-name="P17"/>
      <text:p text:style-name="P18">Dans un courrier ultérieur, vous recevrez le certificat d’affichage du présent recours.</text:p>
      <text:p text:style-name="P19">Veuillez agréer, Monsieur <text:span text:style-name="T13">le Fonctionnaire Technique</text:span>, l’expression de ma meilleure considération.</text:p>
      <text:p text:style-name="P10"/>
      <text:p text:style-name="P10"><office:annotation><dc:creator>Gauthier Bastien</dc:creator><dc:date>2011-01-13T14:56:41</dc:date><text:p text:style-name="P23"><text:span text:style-name="T14">do text</text:span></text:p><text:p text:style-name="P23"><text:span text:style-name="T14">from document(at=signatures, format='odt')</text:span></text:p></office:annotation><text:span text:style-name="T1">Import depuis signatures.odt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1-07T16:12:43.839592352</dc:date>
    <dc:language>fr-FR</dc:language>
    <meta:editing-cycles>125</meta:editing-cycles>
    <meta:editing-duration>P1DT9H50M38S</meta:editing-duration>
    <dc:creator>bleybaert</dc:creator>
    <meta:document-statistic meta:table-count="0" meta:image-count="0" meta:object-count="0" meta:page-count="1" meta:paragraph-count="27" meta:word-count="232" meta:character-count="1658" meta:non-whitespace-character-count="1490"/>
    <meta:user-defined meta:name="Info 1"/>
    <meta:user-defined meta:name="Info 2"/>
    <meta:user-defined meta:name="Info 3"/>
    <meta:user-defined meta:name="Info 4"/>
  </office:meta>
</office:document-meta>
</file>